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3a09" officeooo:paragraph-rsid="00103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cool c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40:45.886793842</meta:creation-date>
    <dc:date>2020-03-07T15:41:53.327321827</dc:date>
    <meta:editing-duration>PT1M8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  <meta:generator>LibreOffice/6.0.7.3$Linux_X86_64 LibreOffice_project/00m0$Build-3</meta:generator>
  </office:meta>
</office:document-meta>
</file>